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5d06b" officeooo:paragraph-rsid="0015d06b"/>
    </style:style>
    <style:style style:name="P2" style:family="paragraph" style:parent-style-name="Standard">
      <style:text-properties officeooo:rsid="0015d06b" officeooo:paragraph-rsid="0015d06b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s 5 últimos párrafos en la forma inglesa no tiene el mismo estilo que los dos primeros porque no tiene aplicado la clase <text:span text:style-name="T1">verse</text:span><text:span text:style-name="T2"> a los 5 últim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d06b" officeooo:paragraph-rsid="0015d0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jercicio 2<text:tab/><text:tab/>Inma Morilla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04:06.298523923</meta:creation-date>
    <dc:date>2016-11-16T09:17:36.301788595</dc:date>
    <meta:editing-duration>PT3M18S</meta:editing-duration>
    <meta:editing-cycles>1</meta:editing-cycles>
    <meta:document-statistic meta:table-count="0" meta:image-count="0" meta:object-count="0" meta:page-count="1" meta:paragraph-count="2" meta:word-count="32" meta:character-count="172" meta:non-whitespace-character-count="139"/>
    <meta:generator>LibreOffice/5.1.4.2$Linux_X86_64 LibreOffice_project/10m0$Build-2</meta:generator>
  </office:meta>
</office:document-meta>
</file>